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d303c"/>
    </style:style>
    <style:style style:name="P15" style:family="paragraph" style:parent-style-name="Table_20_Contents">
      <style:text-properties officeooo:rsid="000d303c" officeooo:paragraph-rsid="000d303c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1" style:master-page-name="First_20_Page">
      <style:paragraph-properties style:page-number="auto"/>
      <style:text-properties officeooo:paragraph-rsid="000aae88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d303c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0d418d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33414091568" text:id="ct1403334140915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33377522304" text:id="ct14033337752230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33356377872" text:id="ct1403333563778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7" text:outline-level="1"><text:change text:change-id="ct140333414091568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33377522304"/><text:change-start text:change-id="ct140333356377872"/>Version History<text:change-end text:change-id="ct1403333563778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b495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7:08:16.629422740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55M10S</meta:editing-duration>
    <meta:generator>LibreOffice/4.4.0.3$MacOSX_X86_64 LibreOffice_project/de093506bcdc5fafd9023ee680b8c60e3e0645d7</meta:generator>
    <dc:date>2016-02-08T17:08:16.538607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92" meta:character-count="586" meta:non-whitespace-character-count="503"/>
  </office:meta>
</office:document-meta>
</file>